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å®‹ä½“" svg:font-family="å®‹ä½“" style:font-family-generic="system" style:font-pitch="variable"/>
    <style:font-face style:name="思源宋体" svg:font-family="思源宋体" style:font-family-generic="system" style:font-pitch="variable"/>
  </office:font-face-decls>
  <office:automatic-styles>
    <style:style style:name="表格1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表格1.A" style:family="table-column">
      <style:table-column-properties style:column-width="4.71cm"/>
    </style:style>
    <style:style style:name="表格1.B" style:family="table-column">
      <style:table-column-properties style:column-width="12.885cm"/>
    </style:style>
    <style:style style:name="表格1.1" style:family="table-row">
      <style:table-row-properties fo:keep-together="auto"/>
    </style:style>
    <style:style style:name="表格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1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2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表格2.A" style:family="table-column">
      <style:table-column-properties style:column-width="4.789cm"/>
    </style:style>
    <style:style style:name="表格2.B" style:family="table-column">
      <style:table-column-properties style:column-width="12.806cm"/>
    </style:style>
    <style:style style:name="表格2.1" style:family="table-row">
      <style:table-row-properties fo:keep-together="auto"/>
    </style:style>
    <style:style style:name="表格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2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3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表格3.A" style:family="table-column">
      <style:table-column-properties style:column-width="2.207cm"/>
    </style:style>
    <style:style style:name="表格3.B" style:family="table-column">
      <style:table-column-properties style:column-width="2.582cm"/>
    </style:style>
    <style:style style:name="表格3.C" style:family="table-column">
      <style:table-column-properties style:column-width="2.117cm"/>
    </style:style>
    <style:style style:name="表格3.D" style:family="table-column">
      <style:table-column-properties style:column-width="1.984cm"/>
    </style:style>
    <style:style style:name="表格3.E" style:family="table-column">
      <style:table-column-properties style:column-width="8.705cm"/>
    </style:style>
    <style:style style:name="表格3.1" style:family="table-row">
      <style:table-row-properties fo:keep-together="auto"/>
    </style:style>
    <style:style style:name="表格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3.2" style:family="table-row">
      <style:table-row-properties style:min-row-height="1.725cm"/>
    </style:style>
    <style:style style:name="表格3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表格3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E2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E3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E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A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D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E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A6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C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3.D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3.E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4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表格4.A" style:family="table-column">
      <style:table-column-properties style:column-width="2.196cm"/>
    </style:style>
    <style:style style:name="表格4.B" style:family="table-column">
      <style:table-column-properties style:column-width="15.399cm"/>
    </style:style>
    <style:style style:name="表格4.1" style:family="table-row">
      <style:table-row-properties fo:keep-together="auto"/>
    </style:style>
    <style:style style:name="表格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4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7e9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3b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be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cfc2" officeooo:paragraph-rsid="002acf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5811" officeooo:paragraph-rsid="00385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22pt" officeooo:rsid="001ee703" officeooo:paragraph-rsid="001ee703" style:font-size-asian="22pt" style:font-size-complex="22pt"/>
    </style:style>
    <style:style style:name="P8" style:family="paragraph" style:parent-style-name="Standard">
      <style:text-properties fo:font-size="22pt" officeooo:rsid="002352c6" officeooo:paragraph-rsid="002352c6" style:font-size-asian="22pt" style:font-size-complex="22pt"/>
    </style:style>
    <style:style style:name="P9" style:family="paragraph" style:parent-style-name="Standard">
      <style:text-properties style:font-name="Calibri" fo:font-size="10.5pt" fo:language="en" fo:country="US" officeooo:rsid="001ee703" officeooo:paragraph-rsid="00261c33" style:letter-kerning="true" style:font-name-asian="å®‹ä½“" style:font-size-asian="10.5pt" style:language-asian="zh" style:country-asian="CN" style:font-name-complex="Calibri1" style:font-size-complex="20.5499992370605pt"/>
    </style:style>
    <style:style style:name="P10" style:family="paragraph" style:parent-style-name="Standard">
      <style:text-properties style:font-name="Calibri" fo:font-size="16pt" fo:language="en" fo:country="US" officeooo:rsid="001ee703" officeooo:paragraph-rsid="001ee703" style:letter-kerning="true" style:font-name-asian="å®‹ä½“" style:font-size-asian="14pt" style:language-asian="zh" style:country-asian="CN" style:font-name-complex="Calibri1" style:font-size-complex="16pt"/>
    </style:style>
    <style:style style:name="P11" style:family="paragraph" style:parent-style-name="Standard">
      <style:text-properties style:font-name="Calibri" fo:font-size="16pt" fo:language="en" fo:country="US" officeooo:rsid="00287d98" officeooo:paragraph-rsid="00287d98" style:letter-kerning="true" style:font-name-asian="å®‹ä½“" style:font-size-asian="14pt" style:language-asian="zh" style:country-asian="CN" style:font-name-complex="Calibri1" style:font-size-complex="16pt"/>
    </style:style>
    <style:style style:name="P12" style:family="paragraph" style:parent-style-name="Standard">
      <style:text-properties fo:font-size="16pt" officeooo:rsid="002352c6" officeooo:paragraph-rsid="001ee703" style:font-size-asian="14pt" style:font-size-complex="16pt"/>
    </style:style>
    <style:style style:name="P13" style:family="paragraph" style:parent-style-name="Standard">
      <style:paragraph-properties fo:text-align="center" style:justify-single-word="false" style:shadow="none"/>
      <style:text-properties fo:font-size="16pt" officeooo:rsid="002352c6" officeooo:paragraph-rsid="001ee703" style:font-size-asian="14pt" style:font-size-complex="16pt"/>
    </style:style>
    <style:style style:name="P14" style:family="paragraph" style:parent-style-name="Standard">
      <style:paragraph-properties fo:text-align="center" style:justify-single-word="false" style:shadow="none"/>
      <style:text-properties fo:font-size="22pt" officeooo:rsid="001ee703" officeooo:paragraph-rsid="001ee703" style:font-size-asian="22pt" style:font-size-complex="22pt"/>
    </style:style>
    <style:style style:name="P15" style:family="paragraph" style:parent-style-name="Text_20_body">
      <style:text-properties officeooo:paragraph-rsid="0029d36c"/>
    </style:style>
    <style:style style:name="P16" style:family="paragraph" style:parent-style-name="Title">
      <style:text-properties fo:font-size="26pt" officeooo:paragraph-rsid="00318b9d" style:font-size-asian="26pt" style:font-size-complex="26pt"/>
    </style:style>
    <style:style style:name="P1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b2d" officeooo:paragraph-rsid="00409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Heading_20_1">
      <style:text-properties officeooo:rsid="00261c33" officeooo:paragraph-rsid="00261c33"/>
    </style:style>
    <style:style style:name="P21" style:family="paragraph" style:parent-style-name="Heading_20_1">
      <style:text-properties officeooo:rsid="0029d36c" officeooo:paragraph-rsid="0029d36c"/>
    </style:style>
    <style:style style:name="P22" style:family="paragraph" style:parent-style-name="Heading_20_2">
      <style:text-properties officeooo:rsid="0029d36c" officeooo:paragraph-rsid="0029d36c"/>
    </style:style>
    <style:style style:name="P23" style:family="paragraph" style:parent-style-name="Heading_20_2">
      <style:text-properties officeooo:paragraph-rsid="0029d36c"/>
    </style:style>
    <style:style style:name="T1" style:family="text">
      <style:text-properties officeooo:rsid="00261c3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乐闪涉众分析文档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>小组：se3-se1601</text:p>
      <text:p text:style-name="P13">成员：蒋富豪,张哲，阳帅</text:p>
      <text:p text:style-name="P14"/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17"><text:a xlink:type="simple" xlink:href="#__RefHeading___Toc877_3672568953" text:style-name="Index_20_Link" text:visited-style-name="Index_20_Link">简介：<text:tab/>2</text:a></text:p>
          <text:p text:style-name="P17"><text:a xlink:type="simple" xlink:href="#__RefHeading___Toc1717_3672568953" text:style-name="Index_20_Link" text:visited-style-name="Index_20_Link">1.涉众<text:tab/>2</text:a></text:p>
          <text:p text:style-name="P18"><text:a xlink:type="simple" xlink:href="#__RefHeading___Toc983_3672568953" text:style-name="Index_20_Link" text:visited-style-name="Index_20_Link">1.1项目涉众<text:tab/>2</text:a></text:p>
          <text:p text:style-name="P17"><text:a xlink:type="simple" xlink:href="#__RefHeading___Toc310_182135427" text:style-name="Index_20_Link" text:visited-style-name="Index_20_Link">2.用户分析<text:tab/>3</text:a></text:p>
          <text:p text:style-name="P18"><text:a xlink:type="simple" xlink:href="#__RefHeading___Toc312_182135427" text:style-name="Index_20_Link" text:visited-style-name="Index_20_Link">2.1直接用户<text:tab/>3</text:a></text:p>
          <text:p text:style-name="P18"><text:a xlink:type="simple" xlink:href="#__RefHeading___Toc314_182135427" text:style-name="Index_20_Link" text:visited-style-name="Index_20_Link">2.2间接用户<text:tab/>3</text:a></text:p>
          <text:p text:style-name="P17"><text:a xlink:type="simple" xlink:href="#__RefHeading___Toc333_182135427" text:style-name="Index_20_Link" text:visited-style-name="Index_20_Link">3.涉众需求<text:tab/>3</text:a></text:p>
          <text:p text:style-name="P18"><text:a xlink:type="simple" xlink:href="#__RefHeading___Toc335_182135427" text:style-name="Index_20_Link" text:visited-style-name="Index_20_Link">3.1需求分析<text:tab/>3</text:a></text:p>
        </text:index-body>
      </text:table-of-content>
      <text:p text:style-name="P7"/>
      <text:h text:style-name="Heading_20_1" text:outline-level="1"><text:bookmark-start text:name="__RefHeading___Toc877_3672568953"/>简介：<text:bookmark-end text:name="__RefHeading___Toc877_3672568953"/></text:h>
      <text:p text:style-name="P9">乐闪——一款短视频软件，随着现代生活节奏的步步加快，人们难以用较多时间在一个特定软件下，乐闪为此应运而生，在零碎的时间里看世界各地发布的各种有趣短视频。在这个软件上，你可以录制自己认为快乐的视频上传到服务器，其他用户可以看到你分享的视频并且关注你。权威部门将会首先看到用户上传的视频，以防止用户上传违法视频。以上是基本的过程。</text:p>
      <text:h text:style-name="P20" text:outline-level="1"><text:bookmark-start text:name="__RefHeading___Toc1717_3672568953"/>1.涉众<text:bookmark-end text:name="__RefHeading___Toc1717_3672568953"/></text:h>
      <text:h text:style-name="Heading_20_2" text:outline-level="2"><text:bookmark-start text:name="__RefHeading___Toc983_3672568953"/>1.<text:span text:style-name="T1">1</text:span>项目涉众<text:bookmark-end text:name="__RefHeading___Toc983_3672568953"/></text:h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1">涉众名</text:p>
          </table:table-cell>
          <table:table-cell table:style-name="表格1.A1" office:value-type="string">
            <text:p text:style-name="P1">备注</text:p>
          </table:table-cell>
        </table:table-row>
        <table:table-row>
          <table:table-cell table:style-name="表格1.A2" office:value-type="string">
            <text:p text:style-name="P2">开发团队</text:p>
          </table:table-cell>
          <table:table-cell table:style-name="表格1.A2" office:value-type="string">
            <text:p text:style-name="P2">软件开发的所有人员</text:p>
          </table:table-cell>
        </table:table-row>
        <table:table-row table:style-name="表格1.1">
          <table:table-cell table:style-name="表格1.A2" office:value-type="string">
            <text:p text:style-name="P1">投资方</text:p>
          </table:table-cell>
          <table:table-cell table:style-name="表格1.A2" office:value-type="string">
            <text:p text:style-name="P1">为开发团队提供金钱方面的支持</text:p>
          </table:table-cell>
        </table:table-row>
        <table:table-row table:style-name="表格1.1">
          <table:table-cell table:style-name="表格1.A2" office:value-type="string">
            <text:p text:style-name="P1">运维团队</text:p>
          </table:table-cell>
          <table:table-cell table:style-name="表格1.A2" office:value-type="string">
            <text:p text:style-name="P1">负责软件的日常维护</text:p>
          </table:table-cell>
        </table:table-row>
        <table:table-row table:style-name="表格1.1">
          <table:table-cell table:style-name="表格1.A2" office:value-type="string">
            <text:p text:style-name="P1">监察部门</text:p>
          </table:table-cell>
          <table:table-cell table:style-name="表格1.A2" office:value-type="string">
            <text:p text:style-name="P1">审查软件是否合格的政府部门</text:p>
          </table:table-cell>
        </table:table-row>
      </table:table>
      <text:p text:style-name="P10"/>
      <text:p text:style-name="P11">1.2 系统涉众</text:p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1">涉众名</text:p>
          </table:table-cell>
          <table:table-cell table:style-name="表格2.A1" office:value-type="string">
            <text:p text:style-name="P1">备注</text:p>
          </table:table-cell>
        </table:table-row>
        <table:table-row>
          <table:table-cell table:style-name="表格2.A2" office:value-type="string">
            <text:p text:style-name="P1">直接用户</text:p>
          </table:table-cell>
          <table:table-cell table:style-name="表格2.A2" office:value-type="string">
            <text:p text:style-name="P1">软件的直接用户，上传</text:p>
          </table:table-cell>
        </table:table-row>
        <table:table-row table:style-name="表格2.1">
          <table:table-cell table:style-name="表格2.A2" office:value-type="string">
            <text:p text:style-name="P1">间接用户</text:p>
          </table:table-cell>
          <table:table-cell table:style-name="表格2.A2" office:value-type="string">
            <text:p text:style-name="P1">不直接操控软件，却受软件影响</text:p>
          </table:table-cell>
        </table:table-row>
        <table:table-row table:style-name="表格2.1">
          <table:table-cell table:style-name="表格2.A4" office:value-type="string">
            <text:p text:style-name="P1">推广商</text:p>
          </table:table-cell>
          <table:table-cell table:style-name="表格2.A4" office:value-type="string">
            <text:p text:style-name="P1">负责软件的推广</text:p>
          </table:table-cell>
        </table:table-row>
      </table:table>
      <text:p text:style-name="P11"/>
      <text:p text:style-name="P11"><text:soft-page-break/></text:p>
      <text:p text:style-name="P11"/>
      <text:p text:style-name="P11"/>
      <text:h text:style-name="P21" text:outline-level="1"><text:bookmark-start text:name="__RefHeading___Toc310_182135427"/>2.用户分析<text:bookmark-end text:name="__RefHeading___Toc310_182135427"/></text:h>
      <text:h text:style-name="P22" text:outline-level="2"><text:bookmark-start text:name="__RefHeading___Toc312_182135427"/>2.1直接用户<text:bookmark-end text:name="__RefHeading___Toc312_182135427"/></text:h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row table:style-name="表格3.1">
          <table:table-cell table:style-name="表格3.A1" office:value-type="string">
            <text:p text:style-name="P1">用户类别</text:p>
          </table:table-cell>
          <table:table-cell table:style-name="表格3.A1" office:value-type="string">
            <text:p text:style-name="P1">备注</text:p>
          </table:table-cell>
          <table:table-cell table:style-name="表格3.A1" office:value-type="string">
            <text:p text:style-name="P1">年龄段</text:p>
          </table:table-cell>
          <table:table-cell table:style-name="表格3.A1" office:value-type="string">
            <text:p text:style-name="P1">用户代表</text:p>
          </table:table-cell>
          <table:table-cell table:style-name="表格3.A1" office:value-type="string">
            <text:p text:style-name="P1">分析</text:p>
          </table:table-cell>
        </table:table-row>
        <table:table-row table:style-name="表格3.2">
          <table:table-cell table:style-name="表格3.A2" office:value-type="string">
            <text:p text:style-name="P1">高级用户</text:p>
          </table:table-cell>
          <table:table-cell table:style-name="表格3.B2" office:value-type="string">
            <text:p text:style-name="P5">各个行业的大牛（娱乐明星，技术大牛，科学家，教育家等等）</text:p>
          </table:table-cell>
          <table:table-cell table:style-name="表格3.A2" office:value-type="string">
            <text:p text:style-name="P5">无</text:p>
          </table:table-cell>
          <table:table-cell table:style-name="表格3.A2" office:value-type="string">
            <text:p text:style-name="P1">袁某某</text:p>
          </table:table-cell>
          <table:table-cell table:style-name="表格3.E2" office:value-type="string">
            <text:p text:style-name="P1">在各个行业取得一定成就的人，上传视频将会被首先推送，他们将会吸引更多的人成为该软件的用户，比如明星吸引粉丝，技术大牛吸引对该技术有兴趣的人等等。</text:p>
          </table:table-cell>
        </table:table-row>
        <table:table-row>
          <table:table-cell table:style-name="表格3.A6" table:number-rows-spanned="4" office:value-type="string">
            <text:p text:style-name="P1"/>
            <text:p text:style-name="P1"/>
            <text:p text:style-name="P1">普通用户</text:p>
          </table:table-cell>
          <table:table-cell table:style-name="表格3.B6" table:number-rows-spanned="4" office:value-type="string">
            <text:p text:style-name="P5">各行各业，各个年龄段的普通人，通过自己的各种有趣的视频吸引他人关注</text:p>
          </table:table-cell>
          <table:table-cell table:style-name="表格3.C3" office:value-type="string">
            <text:p text:style-name="P6">18岁以下</text:p>
          </table:table-cell>
          <table:table-cell table:style-name="表格3.D3" office:value-type="string">
            <text:p text:style-name="P1">张某某</text:p>
          </table:table-cell>
          <table:table-cell table:style-name="表格3.E3" office:value-type="string">
            <text:p text:style-name="P1">受到监护人的管制，并且限定其使用该软件的时间。</text:p>
          </table:table-cell>
        </table:table-row>
        <table:table-row table:style-name="表格3.1">
          <table:covered-table-cell/>
          <table:covered-table-cell/>
          <table:table-cell table:style-name="表格3.C4" office:value-type="string">
            <text:p text:style-name="P5">18-25岁</text:p>
          </table:table-cell>
          <table:table-cell table:style-name="表格3.D4" office:value-type="string">
            <text:p text:style-name="P1">李某某</text:p>
          </table:table-cell>
          <table:table-cell table:style-name="表格3.E4" office:value-type="string">
            <text:p text:style-name="P3">这个年龄段的大部分人拥有更强的学习能力，拥有更多的技能，也有更多好奇心。</text:p>
            <text:p text:style-name="P3">软件的主要用户，软件提供平台让他们在闲暇之于认识同龄人，更好的学习，扩展视野</text:p>
          </table:table-cell>
        </table:table-row>
        <table:table-row table:style-name="表格3.1">
          <table:covered-table-cell/>
          <table:covered-table-cell/>
          <table:table-cell table:style-name="表格3.C5" office:value-type="string">
            <text:p text:style-name="P6">25-35岁</text:p>
          </table:table-cell>
          <table:table-cell table:style-name="表格3.D5" office:value-type="string">
            <text:p text:style-name="P1">杨某某</text:p>
          </table:table-cell>
          <table:table-cell table:style-name="表格3.E5" office:value-type="string">
            <text:p text:style-name="P1">软件的主要用户，软件提供给他们新的平台，让他们更好的交友，学习技能，展现技能</text:p>
          </table:table-cell>
        </table:table-row>
        <table:table-row table:style-name="表格3.1">
          <table:covered-table-cell/>
          <table:covered-table-cell/>
          <table:table-cell table:style-name="表格3.C6" office:value-type="string">
            <text:p text:style-name="P5">35岁以上</text:p>
          </table:table-cell>
          <table:table-cell table:style-name="表格3.D6" office:value-type="string">
            <text:p text:style-name="P1">马某某</text:p>
          </table:table-cell>
          <table:table-cell table:style-name="表格3.E6" office:value-type="string">
            <text:p text:style-name="P1">因他人而对软件产生兴趣</text:p>
          </table:table-cell>
        </table:table-row>
      </table:table>
      <text:h text:style-name="P23" text:outline-level="2"/>
      <text:h text:style-name="P22" text:outline-level="2"><text:bookmark-start text:name="__RefHeading___Toc314_182135427"/>2.2间接用户<text:bookmark-end text:name="__RefHeading___Toc314_182135427"/></text:h>
      <text:p text:style-name="P15"/>
      <table:table table:name="表格4" table:style-name="表格4" table:template-name="学术研究">
        <table:table-column table:style-name="表格4.A"/>
        <table:table-column table:style-name="表格4.B"/>
        <table:table-row table:style-name="表格4.1">
          <table:table-cell table:style-name="表格4.A1" office:value-type="string">
            <text:p text:style-name="P1">用户类别</text:p>
          </table:table-cell>
          <table:table-cell table:style-name="表格4.A1" office:value-type="string">
            <text:p text:style-name="P1">备注</text:p>
          </table:table-cell>
        </table:table-row>
        <table:table-row table:style-name="表格4.1">
          <table:table-cell table:style-name="表格4.A2" office:value-type="string">
            <text:p text:style-name="P4">同类软件</text:p>
          </table:table-cell>
          <table:table-cell table:style-name="表格4.A2" office:value-type="string">
            <text:p text:style-name="P19">与乐闪同类型的软件</text:p>
          </table:table-cell>
        </table:table-row>
      </table:table>
      <text:p text:style-name="P15"/>
      <text:p text:style-name="P15"/>
      <text:h text:style-name="Heading_20_1" text:outline-level="1"><text:bookmark-start text:name="__RefHeading___Toc333_182135427"/>3.涉众需求<text:bookmark-end text:name="__RefHeading___Toc333_182135427"/></text:h>
      <text:h text:style-name="Heading_20_2" text:outline-level="2"><text:bookmark-start text:name="__RefHeading___Toc335_182135427"/>3.1需求分析<text:bookmark-end text:name="__RefHeading___Toc335_18213542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å®‹ä½“" svg:font-family="å®‹ä½“" style:font-family-generic="system" style:font-pitch="variable"/>
    <style:font-face style:name="思源宋体" svg:font-family="思源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宋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letter-kerning="true" style:font-name-asian="思源宋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number-lines="false" text:offset="0.499cm" style:num-format="1" text:number-position="left" text:increment="5"/>
    <style:style style:name="学术研究.1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学术研究.2" style:family="table-cell">
      <style:table-cell-properties fo:border-bottom="0.74pt solid #000000" fo:padding="0cm" fo:padding-left="0cm" fo:padding-right="0cm" fo:padding-top="0cm" fo:padding-bottom="0cm"/>
    </style:style>
    <style:style style:name="学术研究.3" style:family="table-cell">
      <style:table-cell-properties fo:padding="0cm" fo:padding-left="0cm" fo:padding-right="0cm" fo:padding-top="0cm" fo:padding-bottom="0cm"/>
    </style:style>
    <style:style style:name="学术研究.4" style:family="table-cell">
      <style:table-cell-properties fo:padding="0cm" fo:padding-left="0cm" fo:padding-right="0cm" fo:padding-top="0cm" fo:padding-bottom="0cm"/>
    </style:style>
    <style:style style:name="学术研究.5" style:family="table-cell">
      <style:table-cell-properties fo:padding="0cm" fo:padding-left="0cm" fo:padding-right="0cm" fo:padding-top="0cm" fo:padding-bottom="0cm"/>
    </style:style>
    <style:style style:name="学术研究.6" style:family="table-cell">
      <style:table-cell-properties fo:padding="0cm" fo:padding-left="0cm" fo:padding-right="0cm" fo:padding-top="0cm" fo:padding-bottom="0cm"/>
    </style:style>
    <style:style style:name="学术研究.7" style:family="table-cell">
      <style:table-cell-properties fo:padding="0cm" fo:padding-left="0cm" fo:padding-right="0cm" fo:padding-top="0cm" fo:padding-bottom="0cm"/>
    </style:style>
    <style:style style:name="学术研究.8" style:family="table-cell">
      <style:table-cell-properties fo:padding="0cm" fo:padding-left="0cm" fo:padding-right="0cm" fo:padding-top="0cm" fo:padding-bottom="0cm"/>
    </style:style>
    <style:style style:name="学术研究.9" style:family="table-cell">
      <style:table-cell-properties fo:padding="0cm" fo:padding-left="0cm" fo:padding-right="0cm" fo:padding-top="0cm" fo:padding-bottom="0cm"/>
    </style:style>
    <style:style style:name="学术研究.10" style:family="table-cell">
      <style:table-cell-properties fo:padding="0cm" fo:padding-left="0cm" fo:padding-right="0cm" fo:padding-top="0cm" fo:padding-bottom="0cm"/>
    </style:style>
    <style:style style:name="学术研究.11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学术研究.12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学术研究.13" style:family="table-cell">
      <style:table-cell-properties fo:border-bottom="0.74pt solid #000000" fo:padding="0cm" fo:padding-left="0cm" fo:padding-right="0cm" fo:padding-top="0cm" fo:padding-bottom="0cm"/>
    </style:style>
    <style:style style:name="学术研究.14" style:family="table-cell">
      <style:table-cell-properties fo:border-bottom="0.74pt solid #000000" fo:padding="0cm" fo:padding-left="0cm" fo:padding-right="0cm" fo:padding-top="0cm" fo:padding-bottom="0cm"/>
    </style:style>
    <style:style style:name="学术研究.15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学术研究.16" style:family="table-cell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学术研究.1"/>
      <table:last-row table:style-name="学术研究.2"/>
      <table:first-column table:style-name="学术研究.3"/>
      <table:last-column table:style-name="学术研究.4"/>
      <table:body table:style-name="学术研究.9"/>
      <table:even-rows table:style-name="学术研究.5"/>
      <table:odd-rows table:style-name="学术研究.6"/>
      <table:even-columns table:style-name="学术研究.7"/>
      <table:odd-columns table:style-name="学术研究.8"/>
      <table:background table:style-name="学术研究.10"/>
      <loext:first-row-even-column table:style-name="学术研究.15"/>
      <loext:last-row-even-column table:style-name="学术研究.16"/>
      <loext:first-row-end-column table:style-name="学术研究.12"/>
      <loext:first-row-start-column table:style-name="学术研究.11"/>
      <loext:last-row-end-column table:style-name="学术研究.14"/>
      <loext:last-row-start-column table:style-name="学术研究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1:30:30.230677469</meta:creation-date>
    <meta:editing-cycles>13</meta:editing-cycles>
    <dc:date>2018-10-22T23:50:11.788577809</dc:date>
    <meta:editing-duration>PT3H38M</meta:editing-duration>
    <meta:generator>LibreOffice/6.1.0.3$Linux_X86_64 LibreOffice_project/10$Build-3</meta:generator>
    <meta:document-statistic meta:table-count="4" meta:image-count="0" meta:object-count="0" meta:page-count="3" meta:paragraph-count="69" meta:word-count="735" meta:character-count="789" meta:non-whitespace-character-count="780"/>
  </office:meta>
</office:document-meta>
</file>